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365.75mm" svg:height="189.92mm" svg:x="119.07mm" svg:y="11.68mm">
            <loext:p draw:notify-on-update-of-ranges="Feuille1.A1:Feuille1.A1 Feuille1.A2:Feuille1.A121 Feuille1.B1:Feuille1.B1 Feuille1.B2:Feuille1.B1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WU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in fact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in the sense that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n the grounds that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he very fact that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he fact tha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e mere fact tha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e simple fact tha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eir assumption tha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false assumption tha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 the same sense tha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sumptions tha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sheer fact tha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remarkable fact tha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obvious fact tha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ct tha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founded assumptions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s very fact ,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s radical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s obvious fact <text:s/>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s fundamental idea behind drones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ir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ir idea –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very proven fact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very politically incorrect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very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very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underlying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undeniable fact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tacit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upposed fact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tipulated fact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tandard scholarly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imple facts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alient facts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ad fact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rather strange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quaint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pure and simple fact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prime fact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populist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popular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plain fact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one fact ,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one - dimensional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normative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naive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modern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mistaken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misguided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misbegotten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mere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media \'s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mainstream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lucky fact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lockean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internal fact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inescapable engineering fact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incorrect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horrible fact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historical fact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hard facts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great fact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generous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general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fundamental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freudian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foolish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flawed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first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exciting fact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erroneous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emotionally satisfying but deeply ineffective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dot com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critical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common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bold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blatant fact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bizarre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bitter fact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basic fact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ancient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a priori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\\' fact \\'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t fact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utarch ’s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r unconscious cultural assumptions ( 1 )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r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e single fac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e fact -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 the ground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 other fact tha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 initial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e fact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ggers and evans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low \'s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roack \'s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.a. ’s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 the other sense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 the obvious sense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 the narrower sense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 idea in his gospel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 \\' biblical fact \\'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eryone ’s ideas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 unwarranted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 underlying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 objective ( metaphysical ) fact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 assumption - an unbelievable assumption -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wise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widespread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sweeping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simple fac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relentless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regarded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novel idea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kind of inherent , pained subtextual assumption tha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grandiose idea that 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Feuille1.A1:Feuille1.B104857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09:27:29.098879328</meta:creation-date>
    <dc:date>2017-06-30T09:43:02.679522694</dc:date>
    <meta:editing-duration>PT15M32S</meta:editing-duration>
    <meta:editing-cycles>4</meta:editing-cycles>
    <meta:generator>LibreOffice/5.1.6.2$Linux_X86_64 LibreOffice_project/10m0$Build-2</meta:generator>
    <meta:document-statistic meta:table-count="1" meta:cell-count="2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576cm" svg:height="18.993cm" xlink:href=".." xlink:type="simple" chart:class="chart:bar" chart:style-name="ch1">
        <chart:legend chart:legend-position="end" svg:x="35.107cm" svg:y="9.197cm" style:legend-expansion="high" chart:style-name="ch2"/>
        <chart:plot-area chart:style-name="ch3" table:cell-range-address="Feuille1.A1:Feuille1.B121" chart:data-source-has-labels="both" svg:x="0.731cm" svg:y="0.379cm" svg:width="33.645cm" svg:height="18.235cm">
          <chartooo:coordinate-region svg:x="1.837cm" svg:y="0.379cm" svg:width="32.539cm" svg:height="11.275cm"/>
          <chart:axis chart:dimension="x" chart:name="primary-x" chart:style-name="ch4" chartooo:axis-type="auto">
            <chartooo:date-scale/>
            <chart:categories table:cell-range-address="Feuille1.A2:Feuille1.A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121" chart:label-cell-address="Feuille1.B1:Feuille1.B1" chart:class="chart:bar">
            <chart:data-point chart:repeated="1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 fact</text:p>
                <draw:g>
                  <svg:desc>Feuille1.A2:Feuille1.A121</svg:desc>
                </draw:g>
              </table:table-cell>
              <table:table-cell office:value-type="float" office:value="57">
                <text:p>57</text:p>
                <draw:g>
                  <svg:desc>Feuille1.B2:Feuille1.B121</svg:desc>
                </draw:g>
              </table:table-cell>
            </table:table-row>
            <table:table-row>
              <table:table-cell office:value-type="string">
                <text:p>in the sense that 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on the grounds that 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the very fact that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he fact that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he mere fact that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he simple fact that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heir assumption that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e false assumption that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 the same sense that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ssumptions that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e sheer fact that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remarkable fact that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obvious fact that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ct that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nfounded assumptions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is very fact ,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is radical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is obvious fact 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is fundamental idea behind drones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ir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ir idea –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very proven fact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very politically incorrect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very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very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underlying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undeniable fact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tacit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upposed fact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tipulated fact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tandard scholarly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imple facts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alient facts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ad fact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rather strange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quaint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pure and simple fact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prime fact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populist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popular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plain fact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one fact ,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one - dimensional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normative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naive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modern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mistaken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misguided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misbegotten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mere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media \'s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mainstream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lucky fact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lockean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internal fact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inescapable engineering fact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incorrect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horrible fact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historical fact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hard facts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great fact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generous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general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fundamental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freudian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foolish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flawed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first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exciting fact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erroneous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emotionally satisfying but deeply ineffective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dot com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critical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common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bold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blatant fact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bizarre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bitter fact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basic fact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ancient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a priori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\\' fact \\'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at fact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lutarch ’s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ur unconscious cultural assumptions ( 1 )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ur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ne single fac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ne fact -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n the ground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 other fact tha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y initial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re fact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ggers and evans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slow \'s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eroack \'s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.a. ’s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 the other sense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 the obvious sense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 the narrower sense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s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s idea in his gospel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s \\' biblical fact \\'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veryone ’s ideas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 unwarranted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 underlying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 objective ( metaphysical ) fact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 assumption - an unbelievable assumption -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wise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widespread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sweeping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simple fac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relentless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regarded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novel idea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kind of inherent , pained subtextual assumption that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 grandiose idea that 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